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31CF2D16B03EE456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1.83cm, 1.046cm, 1.831cm, 1.0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1.999cm" svg:height="7.099cm" draw:transform="skewX (-0.0020943951023932) translate (4.492cm 11.3cm)">
          <draw:image xlink:href="Pictures/100002010000019000000131CF2D16B03EE456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6T23:41:26.267690439</dc:date>
    <meta:editing-duration>PT1M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